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84cf1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c3d7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1a9f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692612" fo:background-color="transparent" loext:char-shading-value="0"/>
    </style:style>
    <style:style style:name="T10" style:family="text">
      <style:text-properties officeooo:rsid="006d4839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8</text:span><text:span text:style-name="T1">.</text:span><text:span text:style-name="T4">2</text:span><text:span text:style-name="T2">.</text:span><text:span text:style-name="T4">1.</text:span><text:span text:style-name="T5">2</text:span><text:span text:style-name="T4">.</text:span><text:span text:style-name="T1"> </text:span><text:span text:style-name="T4">Super Lucho </text:span><text:span text:style-name="T5">2</text:span></text:p>
      <text:p text:style-name="P2"/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2T10:17:21.457000000</dc:date>
    <meta:editing-duration>PT4H27M33S</meta:editing-duration>
    <meta:editing-cycles>83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5" meta:character-count="31" meta:non-whitespace-character-count="27"/>
  </office:meta>
</office:document-meta>
</file>